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38.04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56.35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66"/>
    </style:style>
  </office:automatic-styles>
  <office:body>
    <office:spreadsheet>
      <table:calculation-settings table:automatic-find-labels="false"/>
      <table:table table:name="hyperparame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i_units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m_units</text:p>
          </table:table-cell>
          <table:table-cell office:value-type="string" calcext:value-type="string">
            <text:p>o_units</text:p>
          </table:table-cell>
          <table:table-cell table:number-columns-repeated="2" office:value-type="string" calcext:value-type="string">
            <text:p>MSE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ive</text:p>
          </table:table-cell>
          <table:table-cell office:value-type="float" office:value="420" calcext:value-type="float">
            <text:p>420</text:p>
          </table:table-cell>
          <table:table-cell office:value-type="float" office:value="48" calcext:value-type="float">
            <text:p>48</text:p>
          </table:table-cell>
          <table:table-cell office:value-type="float" office:value="0.975023634217" calcext:value-type="float">
            <text:p>0.9750236342</text:p>
          </table:table-cell>
          <table:table-cell table:formula="of:=1-[.G2]" office:value-type="float" office:value="0.024976365783" calcext:value-type="float">
            <text:p>0.0249763658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our</text:p>
          </table:table-cell>
          <table:table-cell office:value-type="float" office:value="251" calcext:value-type="float">
            <text:p>251</text:p>
          </table:table-cell>
          <table:table-cell office:value-type="float" office:value="41" calcext:value-type="float">
            <text:p>41</text:p>
          </table:table-cell>
          <table:table-cell office:value-type="float" office:value="0.9870814692" calcext:value-type="float">
            <text:p>0.9870814692</text:p>
          </table:table-cell>
          <table:table-cell table:formula="of:=1-[.G3]" office:value-type="float" office:value="0.0129185307999999" calcext:value-type="float">
            <text:p>0.012918530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Four</text:p>
          </table:table-cell>
          <table:table-cell office:value-type="float" office:value="227" calcext:value-type="float">
            <text:p>227</text:p>
          </table:table-cell>
          <table:table-cell office:value-type="float" office:value="31" calcext:value-type="float">
            <text:p>31</text:p>
          </table:table-cell>
          <table:table-cell office:value-type="float" office:value="0.981301275978" calcext:value-type="float">
            <text:p>0.981301276</text:p>
          </table:table-cell>
          <table:table-cell table:formula="of:=1-[.G4]" office:value-type="float" office:value="0.018698724022" calcext:value-type="float">
            <text:p>0.018698724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Four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99431976086" calcext:value-type="float">
            <text:p>0.9943197609</text:p>
          </table:table-cell>
          <table:table-cell table:style-name="ce1" table:formula="of:=1-[.G5]" office:value-type="float" office:value="0.00568023914000004" calcext:value-type="float">
            <text:p>0.0056802391</text:p>
          </table:table-cell>
          <table:table-cell table:style-name="ce1"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Five</text:p>
          </table:table-cell>
          <table:table-cell office:value-type="float" office:value="254" calcext:value-type="float">
            <text:p>254</text:p>
          </table:table-cell>
          <table:table-cell office:value-type="float" office:value="29" calcext:value-type="float">
            <text:p>29</text:p>
          </table:table-cell>
          <table:table-cell office:value-type="float" office:value="0.964506995132" calcext:value-type="float">
            <text:p>0.9645069951</text:p>
          </table:table-cell>
          <table:table-cell table:formula="of:=1-[.G6]" office:value-type="float" office:value="0.035493004868" calcext:value-type="float">
            <text:p>0.035493004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Five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0.982177611641" calcext:value-type="float">
            <text:p>0.9821776116</text:p>
          </table:table-cell>
          <table:table-cell table:formula="of:=1-[.G7]" office:value-type="float" office:value="0.0178223883590001" calcext:value-type="float">
            <text:p>0.017822388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Five</text:p>
          </table:table-cell>
          <table:table-cell office:value-type="float" office:value="157" calcext:value-type="float">
            <text:p>157</text:p>
          </table:table-cell>
          <table:table-cell office:value-type="float" office:value="61" calcext:value-type="float">
            <text:p>61</text:p>
          </table:table-cell>
          <table:table-cell office:value-type="float" office:value="0.986591704418" calcext:value-type="float">
            <text:p>0.9865917044</text:p>
          </table:table-cell>
          <table:table-cell table:formula="of:=1-[.G8]" office:value-type="float" office:value="0.0134082955820001" calcext:value-type="float">
            <text:p>0.013408295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Five</text:p>
          </table:table-cell>
          <table:table-cell office:value-type="float" office:value="351" calcext:value-type="float">
            <text:p>351</text:p>
          </table:table-cell>
          <table:table-cell office:value-type="float" office:value="18" calcext:value-type="float">
            <text:p>18</text:p>
          </table:table-cell>
          <table:table-cell office:value-type="float" office:value="0.984064033587" calcext:value-type="float">
            <text:p>0.9840640336</text:p>
          </table:table-cell>
          <table:table-cell table:formula="of:=1-[.G9]" office:value-type="float" office:value="0.015935966413" calcext:value-type="float">
            <text:p>0.015935966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ive</text:p>
          </table:table-cell>
          <table:table-cell office:value-type="float" office:value="288" calcext:value-type="float">
            <text:p>288</text:p>
          </table:table-cell>
          <table:table-cell office:value-type="float" office:value="52" calcext:value-type="float">
            <text:p>52</text:p>
          </table:table-cell>
          <table:table-cell office:value-type="float" office:value="0.975138506902" calcext:value-type="float">
            <text:p>0.9751385069</text:p>
          </table:table-cell>
          <table:table-cell table:formula="of:=1-[.G10]" office:value-type="float" office:value="0.024861493098" calcext:value-type="float">
            <text:p>0.0248614931</text:p>
          </table:table-cell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string" calcext:value-type="string">
            <text:p>Four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995912712003" calcext:value-type="float">
            <text:p>0.995912712</text:p>
          </table:table-cell>
          <table:table-cell table:style-name="ce1" table:formula="of:=1-[.G11]" office:value-type="float" office:value="0.00408728799699998" calcext:value-type="float">
            <text:p>0.004087288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Four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994871187182" calcext:value-type="float">
            <text:p>0.9948711872</text:p>
          </table:table-cell>
          <table:table-cell table:style-name="ce1" table:formula="of:=1-[.G12]" office:value-type="float" office:value="0.00512881281800004" calcext:value-type="float">
            <text:p>0.0051288128</text:p>
          </table:table-cell>
          <table:table-cell table:style-name="ce1"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Five</text:p>
          </table:table-cell>
          <table:table-cell office:value-type="float" office:value="297" calcext:value-type="float">
            <text:p>297</text:p>
          </table:table-cell>
          <table:table-cell office:value-type="float" office:value="62" calcext:value-type="float">
            <text:p>62</text:p>
          </table:table-cell>
          <table:table-cell office:value-type="float" office:value="0.990459015041" calcext:value-type="float">
            <text:p>0.990459015</text:p>
          </table:table-cell>
          <table:table-cell table:formula="of:=1-[.G13]" office:value-type="float" office:value="0.00954098495900002" calcext:value-type="float">
            <text:p>0.009540985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Four</text:p>
          </table:table-cell>
          <table:table-cell office:value-type="float" office:value="412" calcext:value-type="float">
            <text:p>412</text:p>
          </table:table-cell>
          <table:table-cell office:value-type="float" office:value="16" calcext:value-type="float">
            <text:p>16</text:p>
          </table:table-cell>
          <table:table-cell office:value-type="float" office:value="0.989753842603" calcext:value-type="float">
            <text:p>0.9897538426</text:p>
          </table:table-cell>
          <table:table-cell table:formula="of:=1-[.G14]" office:value-type="float" office:value="0.010246157397" calcext:value-type="float">
            <text:p>0.0102461574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Four</text:p>
          </table:table-cell>
          <table:table-cell office:value-type="float" office:value="285" calcext:value-type="float">
            <text:p>285</text:p>
          </table:table-cell>
          <table:table-cell office:value-type="float" office:value="18" calcext:value-type="float">
            <text:p>18</text:p>
          </table:table-cell>
          <table:table-cell office:value-type="float" office:value="0.994004679436" calcext:value-type="float">
            <text:p>0.9940046794</text:p>
          </table:table-cell>
          <table:table-cell table:formula="of:=1-[.G15]" office:value-type="float" office:value="0.00599532056399998" calcext:value-type="float">
            <text:p>0.005995320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Five</text:p>
          </table:table-cell>
          <table:table-cell office:value-type="float" office:value="188" calcext:value-type="float">
            <text:p>188</text:p>
          </table:table-cell>
          <table:table-cell office:value-type="float" office:value="41" calcext:value-type="float">
            <text:p>41</text:p>
          </table:table-cell>
          <table:table-cell office:value-type="float" office:value="0.911420204399" calcext:value-type="float">
            <text:p>0.9114202044</text:p>
          </table:table-cell>
          <table:table-cell table:formula="of:=1-[.G16]" office:value-type="float" office:value="0.088579795601" calcext:value-type="float">
            <text:p>0.088579795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ive</text:p>
          </table:table-cell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office:value-type="float" office:value="0.994131371546" calcext:value-type="float">
            <text:p>0.9941313715</text:p>
          </table:table-cell>
          <table:table-cell table:formula="of:=1-[.G17]" office:value-type="float" office:value="0.00586862845400005" calcext:value-type="float">
            <text:p>0.0058686285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our</text:p>
          </table:table-cell>
          <table:table-cell office:value-type="float" office:value="402" calcext:value-type="float">
            <text:p>402</text:p>
          </table:table-cell>
          <table:table-cell office:value-type="float" office:value="22" calcext:value-type="float">
            <text:p>22</text:p>
          </table:table-cell>
          <table:table-cell office:value-type="float" office:value="0.968049135433" calcext:value-type="float">
            <text:p>0.9680491354</text:p>
          </table:table-cell>
          <table:table-cell table:formula="of:=1-[.G18]" office:value-type="float" office:value="0.031950864567" calcext:value-type="float">
            <text:p>0.0319508646</text:p>
          </table:table-cell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.997728372512" calcext:value-type="float">
            <text:p>0.9977283725</text:p>
          </table:table-cell>
          <table:table-cell table:style-name="ce2" table:formula="of:=1-[.G19]" office:value-type="float" office:value="0.00227162748800003" calcext:value-type="float">
            <text:p>0.0022716275</text:p>
          </table:table-cell>
          <table:table-cell table:style-name="ce2"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Four</text:p>
          </table:table-cell>
          <table:table-cell office:value-type="float" office:value="211" calcext:value-type="float">
            <text:p>211</text:p>
          </table:table-cell>
          <table:table-cell office:value-type="float" office:value="33" calcext:value-type="float">
            <text:p>33</text:p>
          </table:table-cell>
          <table:table-cell office:value-type="float" office:value="0.994687752643" calcext:value-type="float">
            <text:p>0.9946877526</text:p>
          </table:table-cell>
          <table:table-cell table:formula="of:=1-[.G20]" office:value-type="float" office:value="0.00531224735699998" calcext:value-type="float">
            <text:p>0.005312247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Five</text:p>
          </table:table-cell>
          <table:table-cell office:value-type="float" office:value="106" calcext:value-type="float">
            <text:p>106</text:p>
          </table:table-cell>
          <table:table-cell office:value-type="float" office:value="32" calcext:value-type="float">
            <text:p>32</text:p>
          </table:table-cell>
          <table:table-cell office:value-type="float" office:value="0.968683233443" calcext:value-type="float">
            <text:p>0.9686832334</text:p>
          </table:table-cell>
          <table:table-cell table:formula="of:=1-[.G21]" office:value-type="float" office:value="0.031316766557" calcext:value-type="float">
            <text:p>0.0313167666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Four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0.976776700445" calcext:value-type="float">
            <text:p>0.9767767004</text:p>
          </table:table-cell>
          <table:table-cell table:formula="of:=1-[.G22]" office:value-type="float" office:value="0.023223299555" calcext:value-type="float">
            <text:p>0.0232232996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Four</text:p>
          </table:table-cell>
          <table:table-cell office:value-type="float" office:value="353" calcext:value-type="float">
            <text:p>353</text:p>
          </table:table-cell>
          <table:table-cell office:value-type="float" office:value="47" calcext:value-type="float">
            <text:p>47</text:p>
          </table:table-cell>
          <table:table-cell office:value-type="float" office:value="0.993077084327" calcext:value-type="float">
            <text:p>0.9930770843</text:p>
          </table:table-cell>
          <table:table-cell table:formula="of:=1-[.G23]" office:value-type="float" office:value="0.00692291567300007" calcext:value-type="float">
            <text:p>0.0069229157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Four</text:p>
          </table:table-cell>
          <table:table-cell office:value-type="float" office:value="348" calcext:value-type="float">
            <text:p>348</text:p>
          </table:table-cell>
          <table:table-cell office:value-type="float" office:value="37" calcext:value-type="float">
            <text:p>37</text:p>
          </table:table-cell>
          <table:table-cell office:value-type="float" office:value="0.984561583371" calcext:value-type="float">
            <text:p>0.9845615834</text:p>
          </table:table-cell>
          <table:table-cell table:formula="of:=1-[.G24]" office:value-type="float" office:value="0.015438416629" calcext:value-type="float">
            <text:p>0.0154384166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our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995755594456" calcext:value-type="float">
            <text:p>0.9957555945</text:p>
          </table:table-cell>
          <table:table-cell table:formula="of:=1-[.G25]" office:value-type="float" office:value="0.00424440554400007" calcext:value-type="float">
            <text:p>0.0042444055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Four</text:p>
          </table:table-cell>
          <table:table-cell office:value-type="float" office:value="219" calcext:value-type="float">
            <text:p>219</text:p>
          </table:table-cell>
          <table:table-cell office:value-type="float" office:value="46" calcext:value-type="float">
            <text:p>46</text:p>
          </table:table-cell>
          <table:table-cell office:value-type="float" office:value="0.979305189452" calcext:value-type="float">
            <text:p>0.9793051895</text:p>
          </table:table-cell>
          <table:table-cell table:formula="of:=1-[.G26]" office:value-type="float" office:value="0.020694810548" calcext:value-type="float">
            <text:p>0.0206948105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08:45:19.619336238</dc:date>
    <meta:editing-duration>PT5M38S</meta:editing-duration>
    <meta:editing-cycles>1</meta:editing-cycles>
    <meta:document-statistic meta:table-count="1" meta:cell-count="208" meta:object-count="0"/>
    <meta:generator>LibreOffice/5.1.6.2$Linux_X86_64 LibreOffice_project/10m0$Build-2</meta:generator>
  </office:meta>
</office:document-meta>
</file>